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dfcec" draw:textarea-horizontal-align="justify" draw:textarea-vertical-align="middle" draw:auto-grow-height="false" fo:min-height="0.727cm" fo:min-width="2.998cm"/>
    </style:style>
    <style:style style:name="gr2" style:family="graphic" style:parent-style-name="standard">
      <style:graphic-properties svg:stroke-color="#666666" draw:fill-color="#eeeeee" draw:textarea-horizontal-align="justify" draw:textarea-vertical-align="middle" draw:auto-grow-height="false" fo:min-height="1.768cm" fo:min-width="1.406cm"/>
    </style:style>
    <style:style style:name="gr3" style:family="graphic" style:parent-style-name="objectwithoutfill">
      <style:graphic-properties svg:stroke-color="#eeeee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dfcec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dfcec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02cm" svg:height="1.081cm" svg:x="2.705cm" svg:y="6.969cm">
          <text:p text:style-name="P1"><text:span text:style-name="T1">Vers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602cm" svg:height="1.081cm" svg:x="6.677cm" svg:y="6.969cm">
          <text:p text:style-name="P1"><text:span text:style-name="T1">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602cm" svg:height="1.081cm" svg:x="10.555cm" svg:y="6.969cm">
          <text:p text:style-name="P1"><text:span text:style-name="T1">Versio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602cm" svg:height="1.081cm" svg:x="14.527cm" svg:y="6.969cm">
          <text:p text:style-name="P1"><text:span text:style-name="T1">Version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2.286cm" svg:x="3.54cm" svg:y="8.747cm">
          <text:p text:style-name="P1">a.txt<text:line-break/><text:span text:style-name="T2">“foo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2.286cm" svg:x="3.545cm" svg:y="11.748cm">
          <text:p text:style-name="P1">b.txt<text:line-break/><text:span text:style-name="T2">“ocaml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2.286cm" svg:x="7.545cm" svg:y="8.748cm">
          <text:p text:style-name="P1">a.txt<text:line-break/><text:span text:style-name="T2">“bar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2.286cm" svg:x="11.545cm" svg:y="8.748cm">
          <text:p text:style-name="P1">a.txt<text:line-break/><text:span text:style-name="T2">“toto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2.286cm" svg:x="15.345cm" svg:y="8.749cm">
          <text:p text:style-name="P1">a.txt<text:line-break/><text:span text:style-name="T2">“mirage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2.286cm" svg:x="11.545cm" svg:y="11.749cm">
          <text:p text:style-name="P1">b.txt<text:line-break/><text:span text:style-name="T2">“xen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2.286cm" svg:x="7.545cm" svg:y="11.749cm">
          <text:p text:style-name="P1">b.txt<text:line-break/><text:span text:style-name="T2">“ocaml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1.905cm" svg:height="2.286cm" svg:x="15.345cm" svg:y="11.75cm">
          <text:p text:style-name="P1">b.txt<text:line-break/><text:span text:style-name="T2">“ocaml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5" draw:layer="layout" svg:x1="6.48cm" svg:y1="6.969cm" svg:x2="6.48cm" svg:y2="14.208cm">
          <text:p/>
        </draw:line>
        <draw:line draw:style-name="gr3" draw:text-style-name="P5" draw:layer="layout" svg:x1="10.399cm" svg:y1="6.969cm" svg:x2="10.399cm" svg:y2="14.208cm">
          <text:p/>
        </draw:line>
        <draw:line draw:style-name="gr3" draw:text-style-name="P5" draw:layer="layout" svg:x1="14.354cm" svg:y1="6.969cm" svg:x2="14.354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7:44:47.554065000</meta:creation-date>
    <dc:date>2015-08-20T18:05:28.531845000</dc:date>
    <meta:editing-duration>PT20M40S</meta:editing-duration>
    <meta:editing-cycles>2</meta:editing-cycles>
    <meta:generator>LibreOffice/5.0.0.5$MacOSX_X86_64 LibreOffice_project/1b1a90865e348b492231e1c451437d7a15bb262b</meta:generator>
    <meta:document-statistic meta:object-count="15"/>
  </office:meta>
</office:document-meta>
</file>